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1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9cm"/>
    </style:style>
    <style:style style:name="Таблица1.1" style:family="table-row">
      <style:table-row-properties style:min-row-height="1.058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Таблица2" style:family="table">
      <style:table-properties style:width="18.122cm" fo:margin-left="-1.378cm" fo:margin-top="0cm" fo:margin-bottom="0cm" table:align="left" style:writing-mode="lr-tb"/>
    </style:style>
    <style:style style:name="Таблица2.A" style:family="table-column">
      <style:table-column-properties style:column-width="8.691cm"/>
    </style:style>
    <style:style style:name="Таблица2.B" style:family="table-column">
      <style:table-column-properties style:column-width="9.43cm"/>
    </style:style>
    <style:style style:name="Таблица2.1" style:family="table-row">
      <style:table-row-properties style:min-row-height="1.122cm" fo:keep-together="auto"/>
    </style:style>
    <style:style style:name="Таблица2.A1" style:family="table-cell">
      <style:table-cell-properties style:vertical-align="middle" fo:padding-left="0.173cm" fo:padding-right="0.191cm" fo:padding-top="0cm" fo:padding-bottom="0cm" fo:border="0.5pt solid #00000a"/>
    </style:style>
    <style:style style:name="Таблица2.2" style:family="table-row">
      <style:table-row-properties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P1" style:family="paragraph" style:parent-style-name="Standard">
      <style:paragraph-properties fo:line-height="150%"/>
    </style:style>
    <style:style style:name="P2" style:family="paragraph" style:parent-style-name="No_20_Spacing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No_20_Spacing">
      <style:paragraph-properties fo:margin-left="0cm" fo:margin-right="0cm" fo:text-indent="1.251cm" style:auto-text-indent="false"/>
    </style:style>
    <style:style style:name="P4" style:family="paragraph" style:parent-style-name="No_20_Spacing">
      <style:paragraph-properties fo:margin-left="0cm" fo:margin-right="0cm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HTML_20_Preformatted">
      <style:text-properties fo:color="#000000" style:font-name="Consolas" fo:font-size="12pt" style:font-size-asian="12pt" style:font-name-complex="Consolas1" style:font-size-complex="12pt"/>
    </style:style>
    <style:style style:name="P6" style:family="paragraph" style:parent-style-name="HTML_20_Preformatted">
      <style:text-properties fo:color="#000000" style:font-name="Consolas" fo:font-size="12pt" fo:language="en" fo:country="US" style:font-size-asian="12pt" style:font-name-complex="Consolas1" style:font-size-complex="12pt"/>
    </style:style>
    <style:style style:name="P7" style:family="paragraph" style:parent-style-name="Standard_20__28_user_29_">
      <style:paragraph-properties fo:line-height="100%"/>
    </style:style>
    <style:style style:name="P8" style:family="paragraph" style:parent-style-name="Standard_20__28_user_29_">
      <style:paragraph-properties fo:line-height="100%" fo:text-align="center" style:justify-single-word="false"/>
    </style:style>
    <style:style style:name="P9" style:family="paragraph" style:parent-style-name="Standard_20__28_user_29_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 style:parent-style-name="Standard_20__28_user_29_">
      <style:paragraph-properties fo:line-height="150%" fo:text-align="center" style:justify-single-word="false"/>
    </style:style>
    <style:style style:name="P11" style:family="paragraph" style:parent-style-name="Standard_20__28_user_29_">
      <style:paragraph-properties fo:line-height="150%" fo:text-align="justify" style:justify-single-word="false"/>
    </style:style>
    <style:style style:name="P12" style:family="paragraph" style:parent-style-name="Standard_20__28_user_29_">
      <style:paragraph-properties fo:line-height="100%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_20__28_user_29_">
      <style:paragraph-properties fo:line-height="150%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_20__28_user_29_">
      <style:paragraph-properties fo:line-height="150%" fo:text-align="center" style:justify-single-word="false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_20__28_user_29_">
      <style:paragraph-properties fo:line-height="150%" fo:text-align="justify" style:justify-single-word="false"/>
      <style:text-properties fo:color="#00000a" style:font-name="Times New Roman" fo:font-size="14pt" style:font-size-asian="14pt" style:font-name-complex="Times New Roman1" style:font-size-complex="14pt"/>
    </style:style>
    <style:style style:name="P16" style:family="paragraph" style:parent-style-name="Standard_20__28_user_29_">
      <style:paragraph-properties fo:line-height="100%"/>
      <style:text-properties fo:color="#00000a" style:font-name="Consolas" fo:font-size="12pt" fo:language="en" fo:country="US" style:font-size-asian="12pt" style:font-name-complex="Consolas1" style:font-size-complex="12pt"/>
    </style:style>
    <style:style style:name="P17" style:family="paragraph" style:parent-style-name="Standard_20__28_user_29_">
      <style:paragraph-properties fo:line-height="100%"/>
      <style:text-properties fo:color="#00000a" style:font-name="Consolas" fo:font-size="12pt" fo:language="en" fo:country="US" style:text-underline-style="solid" style:text-underline-width="auto" style:text-underline-color="font-color" style:font-name-asian="Times New Roman1" style:font-size-asian="12pt" style:font-name-complex="Consolas1" style:font-size-complex="12pt"/>
    </style:style>
    <style:style style:name="P18" style:family="paragraph" style:parent-style-name="Standard_20__28_user_29_">
      <style:paragraph-properties fo:line-height="150%" fo:text-align="justify" style:justify-single-word="false"/>
      <style:text-properties fo:color="#24292e" style:font-name="Times New Roman" fo:font-size="14pt" fo:background-color="#ffffff" style:font-size-asian="14pt" style:font-name-complex="Times New Roman1" style:font-size-complex="9pt"/>
    </style:style>
    <style:style style:name="P19" style:family="paragraph" style:parent-style-name="Standard_20__28_user_29_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12pt" fo:language="en" fo:country="US" style:font-name-asian="Times New Roman1" style:font-size-asian="12pt" style:font-name-complex="Consolas1" style:font-size-complex="12pt"/>
    </style:style>
    <style:style style:name="P20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</style:style>
    <style:style style:name="P23" style:family="paragraph" style:parent-style-name="Standard_20__28_user_29_">
      <style:paragraph-properties fo:margin-left="0cm" fo:margin-right="0.004cm" fo:line-height="120%" fo:text-align="justify" style:justify-single-word="false" fo:text-indent="0cm" style:auto-text-indent="false"/>
    </style:style>
    <style:style style:name="P24" style:family="paragraph" style:parent-style-name="Standard_20__28_user_29_">
      <style:paragraph-properties fo:margin-left="0cm" fo:margin-right="0.004cm" fo:line-height="120%" fo:text-align="justify" style:justify-single-word="false" fo:text-indent="0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5" style:family="paragraph" style:parent-style-name="Standard_20__28_user_29_">
      <style:paragraph-properties fo:margin-left="0cm" fo:margin-right="0cm" fo:margin-top="0.212cm" fo:margin-bottom="0cm" loext:contextual-spacing="false" fo:line-height="120%" fo:text-align="justify" style:justify-single-word="false" fo:text-indent="1cm" style:auto-text-indent="false"/>
    </style:style>
    <style:style style:name="P26" style:family="paragraph" style:parent-style-name="Standard_20__28_user_29_">
      <style:paragraph-properties fo:margin-left="0cm" fo:margin-right="0cm" fo:margin-top="0.212cm" fo:margin-bottom="0cm" loext:contextual-spacing="false" fo:line-height="12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_20__28_user_29_">
      <style:paragraph-properties fo:margin-left="0cm" fo:margin-right="0.004cm" fo:line-height="120%" fo:text-align="justify" style:justify-single-word="false" fo:text-indent="0.97cm" style:auto-text-indent="false"/>
    </style:style>
    <style:style style:name="P28" style:family="paragraph" style:parent-style-name="Standard_20__28_user_29_">
      <style:paragraph-properties fo:margin-left="0cm" fo:margin-right="0.004cm" fo:line-height="120%" fo:text-align="justify" style:justify-single-word="false" fo:text-indent="0.97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9" style:family="paragraph" style:parent-style-name="Standard_20__28_user_29_">
      <style:paragraph-properties fo:margin-left="0cm" fo:margin-right="0.004cm" fo:line-height="120%" fo:text-align="justify" style:justify-single-word="false" fo:text-indent="0.97cm" style:auto-text-indent="false"/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_20__28_user_29_">
      <style:paragraph-properties fo:margin-left="1.27cm" fo:margin-right="0.004cm" fo:line-height="120%" fo:text-align="justify" style:justify-single-word="false" fo:text-indent="0cm" style:auto-text-indent="false"/>
    </style:style>
    <style:style style:name="P31" style:family="paragraph" style:parent-style-name="Standard_20__28_user_29_">
      <style:paragraph-properties fo:line-height="150%" fo:text-align="center" style:justify-single-word="false" fo:break-before="page"/>
    </style:style>
    <style:style style:name="P32" style:family="paragraph" style:parent-style-name="Standard_20__28_user_29_" style:master-page-name="Standard">
      <style:paragraph-properties fo:line-height="150%" fo:text-align="center" style:justify-single-word="false" style:page-number="auto"/>
    </style:style>
    <style:style style:name="T1" style:family="text">
      <style:text-properties fo:font-variant="small-caps"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a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5" style:family="text">
      <style:text-properties fo:color="#00000a"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fo:color="#00000a" style:font-name="Times New Roman" fo:font-size="14pt" style:font-size-asian="14pt" style:font-name-complex="Times New Roman1" style:font-size-complex="14pt"/>
    </style:style>
    <style:style style:name="T7" style:family="text">
      <style:text-properties fo:color="#00000a" style:font-name="Consolas" fo:font-size="12pt" fo:language="en" fo:country="US" style:text-underline-style="solid" style:text-underline-width="auto" style:text-underline-color="font-color" style:font-name-asian="Times New Roman1" style:font-size-asian="12pt" style:font-name-complex="Consolas1" style:font-size-complex="12pt"/>
    </style:style>
    <style:style style:name="T8" style:family="text">
      <style:text-properties fo:color="#00000a" style:font-name="Consolas" fo:font-size="12pt" fo:language="en" fo:country="US" style:text-underline-style="solid" style:text-underline-width="auto" style:text-underline-color="font-color" style:font-size-asian="12pt" style:font-name-complex="Consolas1" style:font-size-complex="12pt"/>
    </style:style>
    <style:style style:name="T9" style:family="text">
      <style:text-properties fo:color="#00000a" style:font-name="Consolas" fo:font-size="12pt" style:text-underline-style="solid" style:text-underline-width="auto" style:text-underline-color="font-color" style:font-name-asian="Times New Roman1" style:font-size-asian="12pt" style:font-name-complex="Consolas1" style:font-size-complex="12pt"/>
    </style:style>
    <style:style style:name="T1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style:font-size-asian="14pt" style:font-name-complex="Times New Roman1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style:font-size-asian="14pt" style:font-name-complex="Times New Roman1"/>
    </style:style>
    <style:style style:name="T1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9" style:family="text">
      <style:text-properties fo:color="#24292e" style:font-name="Times New Roman" fo:font-size="14pt" fo:background-color="#ffffff" loext:char-shading-value="0" style:font-size-asian="14pt" style:font-name-complex="Times New Roman1" style:font-size-complex="9pt"/>
    </style:style>
    <style:style style:name="T20" style:family="text">
      <style:text-properties fo:color="#24292e" style:font-name="Times New Roman" fo:font-size="14pt" fo:language="en" fo:country="US" fo:background-color="#ffffff" loext:char-shading-value="0" style:font-size-asian="14pt" style:font-name-complex="Times New Roman1" style:font-size-complex="9pt"/>
    </style:style>
    <style:style style:name="T21" style:family="text">
      <style:text-properties fo:color="#24292e" style:font-name="Times New Roman" fo:font-size="14pt" fo:font-weight="bold" fo:background-color="#ffffff" loext:char-shading-value="0" style:font-size-asian="14pt" style:font-weight-asian="bold" style:font-name-complex="Times New Roman1" style:font-size-complex="9pt"/>
    </style:style>
    <style:style style:name="T22" style:family="text">
      <style:text-properties style:font-name="MS Gothic" fo:font-size="14pt" fo:language="en" fo:country="US" style:font-name-asian="MS Gothic1" style:font-size-asian="14pt" style:font-name-complex="MS Gothic1" style:font-size-complex="14pt"/>
    </style:style>
    <style:style style:name="T23" style:family="text">
      <style:text-properties style:font-name="MS Gothic" fo:font-size="14pt" style:font-name-asian="MS Gothic1" style:font-size-asian="14pt" style:font-name-complex="MS Gothic1" style:font-size-complex="14pt"/>
    </style:style>
    <style:style style:name="T24" style:family="text">
      <style:text-properties style:font-name="Consolas" fo:font-size="12pt" style:font-size-asian="12pt" style:font-name-complex="Consolas1" style:font-size-complex="12pt"/>
    </style:style>
    <style:style style:name="T25" style:family="text">
      <style:text-properties style:font-name="Consolas" fo:font-size="12pt" fo:language="en" fo:country="US" style:font-size-asian="12pt" style:font-name-complex="Consolas1" style:font-size-complex="12pt"/>
    </style:style>
    <style:style style:name="T26" style:family="text">
      <style:text-properties style:font-name="Consolas" fo:font-size="12pt" fo:language="en" fo:country="US" style:font-name-asian="Times New Roman1" style:font-size-asian="12pt" style:font-name-complex="Consolas1" style:font-size-complex="12pt"/>
    </style:style>
    <style:style style:name="T27" style:family="text">
      <style:text-properties style:font-name="Consolas" fo:font-size="12pt" style:font-name-asian="Times New Roman1" style:font-size-asian="12pt" style:font-name-complex="Consolas1" style:font-size-complex="12pt"/>
    </style:style>
    <style:style style:name="T28" style:family="text">
      <style:text-properties fo:color="#000000" style:font-name="Consolas" fo:font-size="12pt" style:font-size-asian="12pt" style:font-name-complex="Consolas1" style:font-size-complex="12pt"/>
    </style:style>
    <style:style style:name="T29" style:family="text">
      <style:text-properties fo:color="#000000" style:font-name="Consolas" fo:font-size="12pt" fo:language="en" fo:country="US" style:font-size-asian="12pt" style:font-name-complex="Consolas1" style:font-size-complex="12pt"/>
    </style:style>
    <style:style style:name="T30" style:family="text">
      <style:text-properties fo:color="#000000" style:font-name="Consolas" fo:font-size="12pt" style:font-name-asian="MS Mincho" style:font-size-asian="12pt" style:font-name-complex="Consolas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">МИНОБРНАУКИ РОССИИ</text:span></text:p>
      <text:p text:style-name="P10"><text:span text:style-name="T1">САНКТ-ПЕТЕРБУРГСКИЙ ГОСУДАРСТВЕННЫЙ</text:span></text:p>
      <text:p text:style-name="P10"><text:span text:style-name="T1">ЭЛЕКТРОТЕХНИЧЕСКИЙ УНИВЕРСИТЕТ</text:span></text:p>
      <text:p text:style-name="P10"><text:span text:style-name="T1">«ЛЭТИ» ИМ. В.И. УЛЬЯНОВА (ЛЕНИНА)</text:span></text:p>
      <text:p text:style-name="P10"><text:span text:style-name="T2">Кафедра МО ЭВМ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pan text:style-name="T2">ОТЧЕТ</text:span></text:p>
      <text:p text:style-name="P10"><text:span text:style-name="T2">по лабораторной работе № 2</text:span></text:p>
      <text:p text:style-name="P10"><text:span text:style-name="T2">по дисциплине «Программирование»</text:span></text:p>
      <text:p text:style-name="P10"><text:span text:style-name="T2">Тема: Рекурсивная обработка иерархических списков</text:span></text:p>
      <text:p text:style-name="P10"><text:span text:style-name="T2">Вариант 6</text:span></text:p>
      <text:p text:style-name="P14"/>
      <text:p text:style-name="P14"/>
      <text:p text:style-name="P13"/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<text:span text:style-name="T3">Студент</text:span><text:span text:style-name="T4"> </text:span><text:span text:style-name="T3">гр. 7382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8"><text:span text:style-name="T3">Ленковский В.В.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3">Преподаватель</text:span>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8"><text:span text:style-name="T3">Фирсов М.А.</text:span></text:p>
          </table:table-cell>
        </table:table-row>
      </table:table>
      <text:p text:style-name="P14"/>
      <text:p text:style-name="P14"/>
      <text:p text:style-name="P14"/>
      <text:p text:style-name="P10"><text:span text:style-name="T3">Санкт-Петербург</text:span></text:p>
      <text:p text:style-name="P10"><text:span text:style-name="T3">2018</text:span></text:p>
      <text:p text:style-name="P20"><text:soft-page-break/></text:p>
      <text:p text:style-name="P22"><text:span text:style-name="T10">Цель работы.</text:span></text:p>
      <text:p text:style-name="P22"><text:span text:style-name="T14">Познакомиться с одной из часто используемых на практике нелинейных конструкций, способами её организации и рекурсивной обработки. получить навыки решения задач обработки иерархических списков, как с использованием базовых функций их рекурсивной обработки, так и без использования рекурсии.</text:span></text:p>
      <text:p text:style-name="P22"><text:span text:style-name="T2">Постановка задачи.</text:span></text:p>
      <text:p text:style-name="P22"><text:span text:style-name="T3">Задание:</text:span></text:p>
      <text:p text:style-name="P3"><text:span text:style-name="T14">Проверить иерархический список на наличие в нем заданного элемента (атома) x.</text:span></text:p>
      <text:p text:style-name="P2"/>
      <text:p text:style-name="P4"/>
      <text:p text:style-name="Standard"/>
      <text:p text:style-name="P1"><text:tab/><text:span text:style-name="T11">Описание алгоритма.</text:span></text:p>
      <text:p text:style-name="P22"><text:span text:style-name="T3">Программа написана на языке С++ . Входными данными для программы <text:s/>является иерархический список вводимый пользователем с клавиатуры и символ, который будем искать в данном списке. Выходными данными является информация, есть ли данный элемент в списке или нет.</text:span></text:p>
      <text:p text:style-name="P11"><text:span text:style-name="T13"><text:tab/>Первым делом мы вводим атом, который после будем искать в нашем списке. Для ввода иерархического списка используем функцию </text:span><text:span text:style-name="T15">read</text:span><text:span text:style-name="T13">_</text:span><text:span text:style-name="T15">lisp</text:span><text:span text:style-name="T13">. После запускаем рекурсивную функцию </text:span><text:span text:style-name="T15">found</text:span><text:span text:style-name="T13">, </text:span><text:span text:style-name="T19">она принимает на вход элемент, который нужно проверить и введенный пользователем список и работает до того момента, пока нащ элемент не будет найдет, в случае отсутствия элемента вернет </text:span><text:span text:style-name="T20">false</text:span><text:span text:style-name="T19">. Возвращает </text:span><text:span text:style-name="T20">true</text:span><text:span text:style-name="T19">, если он присутствует, </text:span><text:span text:style-name="T20">false</text:span><text:span text:style-name="T19">, если не присутствует. Так же в функции </text:span><text:span text:style-name="T20">found</text:span><text:span text:style-name="T19"> мы используем такие функции как: </text:span><text:span text:style-name="T20">isAtom</text:span><text:span text:style-name="T19"> (возвращает </text:span><text:span text:style-name="T20">true</text:span><text:span text:style-name="T19">, если переданный элемент является атомом, в ином случае возвращает </text:span><text:span text:style-name="T20">false</text:span><text:span text:style-name="T19">), </text:span><text:span text:style-name="T20">isNull</text:span><text:span text:style-name="T19"> (проверяет список на пустоту, возвращает </text:span><text:span text:style-name="T20">false</text:span><text:span text:style-name="T19"> если он пустой). </text:span></text:p>
      <text:p text:style-name="P18"/>
      <text:p text:style-name="P11"><text:span text:style-name="T19"><text:tab/></text:span><text:span text:style-name="T21">Описание функций.</text:span></text:p>
      <text:p text:style-name="P23"><text:span text:style-name="T16">bool </text:span><text:span text:style-name="T17">isAtom</text:span><text:span text:style-name="T16"> (const list s)</text:span></text:p>
      <text:p text:style-name="P23"><text:soft-page-break/><text:span text:style-name="T16"><text:tab/>{<text:tab/>if(s == NULL) return false;</text:span></text:p>
      <text:p text:style-name="P23"><text:span text:style-name="T16"><text:tab/>else return (s -&gt; tag);</text:span></text:p>
      <text:p text:style-name="P23"><text:span text:style-name="T16"><text:tab/>}</text:span></text:p>
      <text:p text:style-name="P23"><text:span text:style-name="T16">//.......................................</text:span></text:p>
      <text:p text:style-name="P23"><text:span text:style-name="T16"><text:tab/>bool </text:span><text:span text:style-name="T17">isNull </text:span><text:span text:style-name="T16">(const list s)</text:span></text:p>
      <text:p text:style-name="P23"><text:span text:style-name="T16"><text:tab/>{ return s==NULL;</text:span></text:p>
      <text:p text:style-name="P23"><text:span text:style-name="T16"><text:tab/>}</text:span></text:p>
      <text:p text:style-name="P25"><text:span text:style-name="T14">Предикат</text:span><text:span text:style-name="T16"> </text:span><text:span text:style-name="T17">isAtom</text:span><text:span text:style-name="T16"> </text:span><text:span text:style-name="T14">возвращает</text:span><text:span text:style-name="T16"> </text:span><text:span text:style-name="T14">значение</text:span><text:span text:style-name="T16"> tag, </text:span><text:span text:style-name="T14">которое</text:span><text:span text:style-name="T16"> </text:span><text:span text:style-name="T14">равно</text:span><text:span text:style-name="T16"> True, </text:span><text:span text:style-name="T14">если</text:span><text:span text:style-name="T16"> </text:span><text:span text:style-name="T14">элемент</text:span><text:span text:style-name="T16"> </text:span><text:span text:style-name="T22">－</text:span><text:span text:style-name="T16"> </text:span><text:span text:style-name="T14">атом</text:span><text:span text:style-name="T16">, </text:span><text:span text:style-name="T14">и</text:span><text:span text:style-name="T16"> </text:span><text:span text:style-name="T14">значение</text:span><text:span text:style-name="T16"> False, </text:span><text:span text:style-name="T14">если</text:span><text:span text:style-name="T16"> </text:span><text:span text:style-name="T22">－</text:span><text:span text:style-name="T16"> «</text:span><text:span text:style-name="T14">голова</text:span><text:span text:style-name="T16">-</text:span><text:span text:style-name="T14">хвост</text:span><text:span text:style-name="T16">». </text:span><text:span text:style-name="T14">В</text:span><text:span text:style-name="T16"> </text:span><text:span text:style-name="T14">случае</text:span><text:span text:style-name="T16"> </text:span><text:span text:style-name="T14">пустого</text:span><text:span text:style-name="T16"> </text:span><text:span text:style-name="T14">списка</text:span><text:span text:style-name="T16"> </text:span><text:span text:style-name="T14">значение</text:span><text:span text:style-name="T16"> </text:span><text:span text:style-name="T14">предиката</text:span><text:span text:style-name="T16"> False.</text:span></text:p>
      <text:p text:style-name="P24"/>
      <text:p text:style-name="P23"><text:span text:style-name="T16">void </text:span><text:span text:style-name="T17">destroy </text:span><text:span text:style-name="T16">(list s)</text:span></text:p>
      <text:p text:style-name="P23"><text:span text:style-name="T16"><text:tab/>{</text:span></text:p>
      <text:p text:style-name="P23"><text:span text:style-name="T16"><text:tab/><text:tab/>if ( s != NULL) {</text:span></text:p>
      <text:p text:style-name="P23"><text:span text:style-name="T16"><text:tab/><text:tab/><text:tab/>if (!isAtom(s)) {</text:span></text:p>
      <text:p text:style-name="P23"><text:span text:style-name="T16"><text:tab/><text:tab/><text:tab/><text:tab/>destroy ( head (s));</text:span></text:p>
      <text:p text:style-name="P23"><text:span text:style-name="T16"><text:tab/><text:tab/><text:tab/><text:tab/>destroy ( tail(s));</text:span></text:p>
      <text:p text:style-name="P23"><text:span text:style-name="T16"><text:tab/><text:tab/><text:tab/>}</text:span></text:p>
      <text:p text:style-name="P23"><text:span text:style-name="T16"><text:tab/><text:tab/></text:span><text:span text:style-name="T17">delete</text:span><text:span text:style-name="T16"> s;</text:span></text:p>
      <text:p text:style-name="P23"><text:span text:style-name="T16"><text:tab/><text:tab/></text:span><text:span text:style-name="T14">};</text:span></text:p>
      <text:p text:style-name="P23"><text:span text:style-name="T14"><text:tab/>}</text:span></text:p>
      <text:p text:style-name="P25"><text:span text:style-name="T14">Функция </text:span><text:span text:style-name="T12">delete </text:span><text:span text:style-name="T14">удаляет текущий элемент списка.</text:span></text:p>
      <text:p text:style-name="P26"/>
      <text:p text:style-name="P25"><text:span text:style-name="T14">Кроме того, какую бы задачу мы ни решали, нам потребуются процедуры ввода/вывода иерархического списка. Эти процедуры должны быть написаны применительно к конкретной форме представления списков. Поскольку иерархические списки чаще всего представляются сокращенной скобочной записью, то можно предложить следующую процедуру вывода иерархического списка:</text:span></text:p>
      <text:p text:style-name="P27"><text:span text:style-name="T16">// </text:span><text:span text:style-name="T14">функции</text:span><text:span text:style-name="T16"> </text:span><text:span text:style-name="T14">вывода</text:span><text:span text:style-name="T16">:</text:span></text:p>
      <text:p text:style-name="P27"><text:span text:style-name="T16"><text:tab/>void write_list (const list x);<text:tab/>// </text:span><text:span text:style-name="T14">основная</text:span></text:p>
      <text:p text:style-name="P27"><text:span text:style-name="T16"><text:tab/>void write_seq (const list x); <text:s/></text:span></text:p>
      <text:p text:style-name="P27"><text:span text:style-name="T16">void write_list (const list x)</text:span></text:p>
      <text:p text:style-name="P27"><text:span text:style-name="T16"><text:tab/></text:span><text:span text:style-name="T14">{//пустой список выводится как ()</text:span></text:p>
      <text:p text:style-name="P27"><text:span text:style-name="T14"><text:tab/>if (isNull(x)) cout &lt;&lt; " ()";</text:span></text:p>
      <text:p text:style-name="P27"><text:span text:style-name="T14"><text:tab/></text:span><text:span text:style-name="T16">else if (isAtom(x)) cout &lt;&lt; ' ' &lt;&lt; x-&gt;node.atom;</text:span></text:p>
      <text:p text:style-name="P27"><text:soft-page-break/><text:span text:style-name="T16"><text:tab/><text:tab/>else <text:s/>{ //</text:span><text:span text:style-name="T14">непустой</text:span><text:span text:style-name="T16"> </text:span><text:span text:style-name="T14">список</text:span></text:p>
      <text:p text:style-name="P27"><text:span text:style-name="T16"><text:tab/><text:tab/><text:tab/>cout &lt;&lt; " (" ;</text:span></text:p>
      <text:p text:style-name="P27"><text:span text:style-name="T16"><text:tab/><text:tab/><text:tab/>write_seq(x);</text:span></text:p>
      <text:p text:style-name="P27"><text:span text:style-name="T16"><text:tab/><text:tab/><text:tab/>cout &lt;&lt; " )";</text:span></text:p>
      <text:p text:style-name="P27"><text:span text:style-name="T16"><text:tab/><text:tab/>}</text:span></text:p>
      <text:p text:style-name="P27"><text:span text:style-name="T16"><text:tab/>} // end write_list</text:span></text:p>
      <text:p text:style-name="P28"/>
      <text:p text:style-name="P27"><text:span text:style-name="T16">void write_seq (const list x) <text:s/></text:span></text:p>
      <text:p text:style-name="P27"><text:span text:style-name="T14">{</text:span></text:p>
      <text:p text:style-name="P30"><text:span text:style-name="T14">/*выводит последовательность элементов списка без обрамляющих его скобок */</text:span></text:p>
      <text:p text:style-name="P27"><text:span text:style-name="T14"><text:tab/></text:span><text:span text:style-name="T16">if (!isNull(x)) {</text:span></text:p>
      <text:p text:style-name="P27"><text:span text:style-name="T16"><text:tab/><text:tab/>write_list(head (x));</text:span></text:p>
      <text:p text:style-name="P27"><text:span text:style-name="T16"><text:tab/><text:tab/></text:span><text:span text:style-name="T14">write_seq(tail (x));</text:span></text:p>
      <text:p text:style-name="P27"><text:span text:style-name="T14"><text:tab/>}</text:span></text:p>
      <text:p text:style-name="P27"><text:span text:style-name="T14">}</text:span></text:p>
      <text:p text:style-name="P25"><text:span text:style-name="T14">Здесь процедура вывода списка с обрамляющими его скобками <text:s text:c="2"/></text:span><text:span text:style-name="T23">－</text:span><text:span text:style-name="T14"> write_list, <text:s/>а без обрамляющих скобок <text:s text:c="2"/></text:span><text:span text:style-name="T23">－</text:span><text:span text:style-name="T14"> write_seq. Процедура write_list использует внутри себя вызов процедуры write_seq.</text:span></text:p>
      <text:p text:style-name="P25"><text:span text:style-name="T14">Для ввода иерархического списка, представленного <text:s/>сокращенной скобочной записью, при условии ввода этой записи с клавиатуры можно предложить процедуру read_list. Эта процедура использует внутри себя обращение к <text:s/>процедуре read_s_expr, а она, в свою очередь, обращение к read_seq.</text:span></text:p>
      <text:p text:style-name="P27"><text:span text:style-name="T16">// </text:span><text:span text:style-name="T14">функции</text:span><text:span text:style-name="T16"> </text:span><text:span text:style-name="T14">ввода</text:span><text:span text:style-name="T16">:</text:span></text:p>
      <text:p text:style-name="P27"><text:span text:style-name="T16"><text:tab/>void read_list ( list&amp; y);<text:tab/><text:tab/>// </text:span><text:span text:style-name="T14">основная</text:span></text:p>
      <text:p text:style-name="P27"><text:span text:style-name="T16"><text:tab/>void read_s_expr (base prev, list&amp; y);</text:span></text:p>
      <text:p text:style-name="P27"><text:span text:style-name="T16"><text:tab/>void read_seq ( list&amp; y);</text:span></text:p>
      <text:p text:style-name="P28"/>
      <text:p text:style-name="P27"><text:span text:style-name="T16">// </text:span><text:span text:style-name="T14">ввод</text:span><text:span text:style-name="T16"> </text:span><text:span text:style-name="T14">списка</text:span><text:span text:style-name="T16"> </text:span><text:span text:style-name="T14">с</text:span><text:span text:style-name="T16"> </text:span><text:span text:style-name="T14">консоли</text:span></text:p>
      <text:p text:style-name="P27"><text:span text:style-name="T16"><text:tab/>void read_list ( list&amp; y)</text:span></text:p>
      <text:p text:style-name="P27"><text:span text:style-name="T16"><text:tab/>{<text:tab/>base x;</text:span></text:p>
      <text:p text:style-name="P27"><text:span text:style-name="T16"><text:tab/><text:tab/>do cin &gt;&gt; x; while (x==' ');</text:span></text:p>
      <text:p text:style-name="P27"><text:span text:style-name="T16"><text:tab/><text:tab/>read_s_expr ( x, y);</text:span></text:p>
      <text:p text:style-name="P27"><text:span text:style-name="T16"><text:tab/>} //end read_list</text:span></text:p>
      <text:p text:style-name="P28"/>
      <text:p text:style-name="P27"><text:span text:style-name="T16">void read_s_expr (base prev, list&amp; y)</text:span></text:p>
      <text:p text:style-name="P27"><text:soft-page-break/><text:span text:style-name="T14">{ //prev <text:s text:c="2"/></text:span><text:span text:style-name="T23">－</text:span><text:span text:style-name="T14"> ранее прочитанный символ</text:span></text:p>
      <text:p text:style-name="P27"><text:span text:style-name="T14"><text:tab/>if ( prev == ')' ) {cerr &lt;&lt; " ! </text:span><text:span text:style-name="T16">List.Error 1 " &lt;&lt; endl; exit(1); }</text:span></text:p>
      <text:p text:style-name="P27"><text:span text:style-name="T16"><text:tab/>else if ( prev != '(' ) y = make_atom (prev);</text:span></text:p>
      <text:p text:style-name="P27"><text:span text:style-name="T16"><text:tab/><text:tab/>else read_seq (y);</text:span></text:p>
      <text:p text:style-name="P27"><text:span text:style-name="T16">} //end read_s_expr</text:span></text:p>
      <text:p text:style-name="P28"/>
      <text:p text:style-name="P27"><text:span text:style-name="T16">void read_seq ( list&amp; y)</text:span></text:p>
      <text:p text:style-name="P27"><text:span text:style-name="T16"><text:tab/>{<text:tab/>base x;</text:span></text:p>
      <text:p text:style-name="P27"><text:span text:style-name="T16"><text:tab/><text:tab/>list p1, p2;</text:span></text:p>
      <text:p text:style-name="P27"><text:span text:style-name="T16"><text:tab/><text:tab/>if (!(cin &gt;&gt; x)) {cerr &lt;&lt; " ! List.Error 2 " &lt;&lt; endl; exit(1);}</text:span></text:p>
      <text:p text:style-name="P27"><text:span text:style-name="T16"><text:tab/><text:tab/>else {</text:span></text:p>
      <text:p text:style-name="P27"><text:span text:style-name="T16"><text:tab/><text:tab/><text:tab/>while <text:s/>( x==' ' ) cin &gt;&gt; x;</text:span></text:p>
      <text:p text:style-name="P27"><text:span text:style-name="T16"><text:tab/><text:tab/><text:tab/>if ( x == ')' ) y = NULL;</text:span></text:p>
      <text:p text:style-name="P27"><text:span text:style-name="T16"><text:tab/><text:tab/><text:tab/>else {<text:tab/>read_s_expr ( x, p1);</text:span></text:p>
      <text:p text:style-name="P27"><text:span text:style-name="T16"><text:tab/><text:tab/><text:tab/><text:tab/>read_seq ( p2);</text:span></text:p>
      <text:p text:style-name="P27"><text:span text:style-name="T16"><text:tab/><text:tab/><text:tab/><text:tab/>y = cons (p1, p2);</text:span></text:p>
      <text:p text:style-name="P27"><text:span text:style-name="T16"><text:tab/><text:tab/><text:tab/></text:span><text:span text:style-name="T14">}</text:span></text:p>
      <text:p text:style-name="P27"><text:span text:style-name="T14"><text:tab/><text:tab/>}</text:span></text:p>
      <text:p text:style-name="P27"><text:span text:style-name="T14"><text:tab/>} //end read_seq</text:span></text:p>
      <text:p text:style-name="P29"/>
      <text:p text:style-name="P11"><text:span text:style-name="T2">Тестирование.</text:span></text:p>
      <text:p text:style-name="P22"><text:span text:style-name="T3">Список:</text:span></text:p>
      <text:p text:style-name="P22"><text:span text:style-name="T6">(</text:span><text:span text:style-name="T5">k</text:span><text:span text:style-name="T6"> </text:span><text:span text:style-name="T5">i</text:span><text:span text:style-name="T6"> </text:span><text:span text:style-name="T5">r</text:span><text:span text:style-name="T6">( </text:span><text:span text:style-name="T5">e</text:span><text:span text:style-name="T6"> </text:span><text:span text:style-name="T5">l</text:span><text:span text:style-name="T6">)</text:span><text:span text:style-name="T5">m</text:span><text:span text:style-name="T6">(</text:span><text:span text:style-name="T5">o</text:span><text:span text:style-name="T6"> </text:span><text:span text:style-name="T5">l</text:span><text:span text:style-name="T6">))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><text:span text:style-name="T2">Искомый элемент</text:span></text:p>
          </table:table-cell>
          <table:table-cell table:style-name="Таблица2.A1" office:value-type="string">
            <text:p text:style-name="P10"><text:span text:style-name="T2">Результат</text:span></text:p>
          </table:table-cell>
        </table:table-row>
        <table:table-row table:style-name="Таблица2.2">
          <table:table-cell table:style-name="Таблица2.A1" office:value-type="string">
            <text:p text:style-name="P10"><text:span text:style-name="T16">k</text:span></text:p>
          </table:table-cell>
          <table:table-cell table:style-name="Таблица2.A1" office:value-type="string">
            <text:p text:style-name="P10"><text:span text:style-name="T4">k </text:span><text:span text:style-name="T18">is existing</text:span></text:p>
          </table:table-cell>
        </table:table-row>
        <table:table-row table:style-name="Таблица2.3">
          <table:table-cell table:style-name="Таблица2.A1" office:value-type="string">
            <text:p text:style-name="P10"><text:span text:style-name="T4">i</text:span></text:p>
          </table:table-cell>
          <table:table-cell table:style-name="Таблица2.A1" office:value-type="string">
            <text:p text:style-name="P10"><text:span text:style-name="T4">i </text:span><text:span text:style-name="T18">is existing</text:span></text:p>
          </table:table-cell>
        </table:table-row>
        <table:table-row table:style-name="Таблица2.4">
          <table:table-cell table:style-name="Таблица2.A1" office:value-type="string">
            <text:p text:style-name="P10"><text:span text:style-name="T4">o</text:span></text:p>
          </table:table-cell>
          <table:table-cell table:style-name="Таблица2.A1" office:value-type="string">
            <text:p text:style-name="P10"><text:span text:style-name="T18">O is existing</text:span></text:p>
          </table:table-cell>
        </table:table-row>
        <table:table-row table:style-name="Таблица2.5">
          <table:table-cell table:style-name="Таблица2.A1" office:value-type="string">
            <text:p text:style-name="P10"><text:span text:style-name="T4">U</text:span></text:p>
          </table:table-cell>
          <table:table-cell table:style-name="Таблица2.A1" office:value-type="string">
            <text:p text:style-name="P10"><text:span text:style-name="T18">U is not existing</text:span></text:p>
          </table:table-cell>
        </table:table-row>
      </table:table>
      <text:p text:style-name="P21"/>
      <text:p text:style-name="P22"><text:span text:style-name="T14">Рассмотрим поиск элемента </text:span><text:span text:style-name="T16">k</text:span><text:span text:style-name="T14"> в нашем списке </text:span><text:span text:style-name="T6">(</text:span><text:span text:style-name="T5">k</text:span><text:span text:style-name="T6"> </text:span><text:span text:style-name="T5">i</text:span><text:span text:style-name="T6"> </text:span><text:span text:style-name="T5">r</text:span><text:span text:style-name="T6">( </text:span><text:span text:style-name="T5">e</text:span><text:span text:style-name="T6"> </text:span><text:span text:style-name="T5">l</text:span><text:span text:style-name="T6">)</text:span><text:span text:style-name="T5">m</text:span><text:span text:style-name="T6">(</text:span><text:span text:style-name="T5">o</text:span><text:span text:style-name="T6"> </text:span><text:span text:style-name="T5">l</text:span><text:span text:style-name="T6">)).</text:span></text:p>
      <text:p text:style-name="P11"><text:span text:style-name="T6">Вводим с клавиатуры элемент который будем искать: </text:span><text:span text:style-name="T5">k</text:span><text:span text:style-name="T6">, функцией </text:span><text:span text:style-name="T5">isLetter</text:span><text:span text:style-name="T6"> проверяем на валидность наш символ.</text:span></text:p>
      <text:p text:style-name="P11"><text:span text:style-name="T6">Так же вводим список в котором мы будем его искать: (</text:span><text:span text:style-name="T5">k</text:span><text:span text:style-name="T6"> </text:span><text:span text:style-name="T5">i</text:span><text:span text:style-name="T6"> </text:span><text:span text:style-name="T5">r</text:span><text:span text:style-name="T6">( </text:span><text:span text:style-name="T5">e</text:span><text:span text:style-name="T6"> </text:span><text:span text:style-name="T5">l</text:span><text:span text:style-name="T6">)</text:span><text:span text:style-name="T5">m</text:span><text:span text:style-name="T6">(</text:span><text:span text:style-name="T5">o</text:span><text:span text:style-name="T6"> </text:span><text:span text:style-name="T5">l</text:span><text:span text:style-name="T6">))</text:span></text:p>
      <text:p text:style-name="P11"><text:span text:style-name="T6">Передаем функции </text:span><text:span text:style-name="T5">found</text:span><text:span text:style-name="T6"> наш список и символ.</text:span></text:p>
      <text:p text:style-name="P11"><text:soft-page-break/><text:span text:style-name="T6">Проверяем список , является ли он пустым. Если список не пустой, проходим его поэлементно, проверяя является ли данный атом искомым, если нет, переходим к следующему атому и так до конца списка, в нашем случаи первым атомом является наш искомый, следовательно программа вернет </text:span><text:span text:style-name="T5">k</text:span><text:span text:style-name="T6"> </text:span><text:span text:style-name="T5">is</text:span><text:span text:style-name="T6"> </text:span><text:span text:style-name="T5">existing</text:span><text:span text:style-name="T6">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1"><text:span text:style-name="T2">Приложение А. Исходный код.</text:span></text:p>
      <text:p text:style-name="P7"><text:span text:style-name="T7">l</text:span><text:span text:style-name="T9">_</text:span><text:span text:style-name="T7">intrfc</text:span><text:span text:style-name="T9">.</text:span><text:span text:style-name="T7">h</text:span><text:bookmark text:name="_GoBack"/></text:p>
      <text:p text:style-name="HTML_20_Preformatted"><text:span text:style-name="T28">namespace h_list</text:span></text:p>
      <text:p text:style-name="HTML_20_Preformatted"><text:span text:style-name="T28">{</text:span></text:p>
      <text:p text:style-name="HTML_20_Preformatted"><text:span text:style-name="T28"><text:tab/>typedef char base;<text:tab/>// базовый тип элементов (атомов)</text:span></text:p>
      <text:p text:style-name="P5"/>
      <text:p text:style-name="HTML_20_Preformatted"><text:span text:style-name="T28"><text:tab/></text:span><text:span text:style-name="T29">struct s_expr;</text:span></text:p>
      <text:p text:style-name="HTML_20_Preformatted"><text:span text:style-name="T29"><text:tab/>struct <text:s/>two_ptr</text:span></text:p>
      <text:p text:style-name="HTML_20_Preformatted"><text:span text:style-name="T29"><text:tab/><text:tab/>{</text:span></text:p>
      <text:p text:style-name="HTML_20_Preformatted"><text:span text:style-name="T29"><text:tab/><text:tab/>s_expr *hd;</text:span></text:p>
      <text:p text:style-name="HTML_20_Preformatted"><text:span text:style-name="T29"><text:tab/><text:tab/>s_expr *tl;</text:span></text:p>
      <text:p text:style-name="HTML_20_Preformatted"><text:span text:style-name="T29"><text:tab/>} ;<text:tab/>//end two_ptr;</text:span></text:p>
      <text:p text:style-name="P6"/>
      <text:p text:style-name="HTML_20_Preformatted"><text:span text:style-name="T29"><text:tab/>struct s_expr {</text:span></text:p>
      <text:p text:style-name="HTML_20_Preformatted"><text:span text:style-name="T29"><text:tab/><text:tab/>bool tag; // true: atom, false: pair</text:span></text:p>
      <text:p text:style-name="HTML_20_Preformatted"><text:span text:style-name="T29"><text:tab/><text:tab/>union <text:s/></text:span></text:p>
      <text:p text:style-name="HTML_20_Preformatted"><text:span text:style-name="T29"><text:tab/><text:tab/><text:tab/>{</text:span></text:p>
      <text:p text:style-name="HTML_20_Preformatted"><text:span text:style-name="T29"><text:tab/><text:tab/><text:tab/>base atom;</text:span></text:p>
      <text:p text:style-name="HTML_20_Preformatted"><text:span text:style-name="T29"><text:tab/><text:tab/><text:tab/>two_ptr pair;<text:tab/></text:span></text:p>
      <text:p text:style-name="HTML_20_Preformatted"><text:span text:style-name="T29"><text:tab/><text:tab/>} node;<text:tab/><text:tab/>//end union node</text:span></text:p>
      <text:p text:style-name="HTML_20_Preformatted"><text:span text:style-name="T29"><text:tab/>};<text:tab/><text:tab/><text:tab/>//end s_expr</text:span></text:p>
      <text:p text:style-name="HTML_20_Preformatted"><text:span text:style-name="T29"><text:tab/></text:span></text:p>
      <text:p text:style-name="HTML_20_Preformatted"><text:span text:style-name="T29"><text:tab/>typedef s_expr *lisp;</text:span></text:p>
      <text:p text:style-name="P6"/>
      <text:p text:style-name="HTML_20_Preformatted"><text:span text:style-name="T29">// </text:span><text:span text:style-name="T28">функции</text:span></text:p>
      <text:p text:style-name="HTML_20_Preformatted"><text:span text:style-name="T29"><text:tab/>void print_s_expr( lisp s );</text:span></text:p>
      <text:p text:style-name="HTML_20_Preformatted"><text:span text:style-name="T29"><text:tab/>// </text:span><text:span text:style-name="T28">базовые</text:span><text:span text:style-name="T29"> </text:span><text:span text:style-name="T28">функции</text:span><text:span text:style-name="T29">:</text:span></text:p>
      <text:p text:style-name="HTML_20_Preformatted"><text:span text:style-name="T29"><text:tab/>lisp head (const lisp s);</text:span></text:p>
      <text:p text:style-name="HTML_20_Preformatted"><text:span text:style-name="T29"><text:tab/>lisp tail (const lisp s);</text:span></text:p>
      <text:p text:style-name="HTML_20_Preformatted"><text:span text:style-name="T29"><text:tab/>lisp cons (const lisp h, const lisp t);</text:span></text:p>
      <text:p text:style-name="HTML_20_Preformatted"><text:span text:style-name="T29"><text:tab/>lisp make_atom (const base x);</text:span></text:p>
      <text:p text:style-name="HTML_20_Preformatted"><text:span text:style-name="T29"><text:tab/>bool isAtom (const lisp s);</text:span></text:p>
      <text:p text:style-name="HTML_20_Preformatted"><text:span text:style-name="T29"><text:tab/>bool isNull (const lisp s);</text:span></text:p>
      <text:p text:style-name="HTML_20_Preformatted"><text:span text:style-name="T29"><text:tab/>void destroy (lisp s);</text:span></text:p>
      <text:p text:style-name="HTML_20_Preformatted"><text:span text:style-name="T29"><text:tab/>base getAtom (const lisp s);</text:span></text:p>
      <text:p text:style-name="P6"/>
      <text:p text:style-name="HTML_20_Preformatted"><text:span text:style-name="T29"><text:tab/>// </text:span><text:span text:style-name="T28">функции</text:span><text:span text:style-name="T29"> </text:span><text:span text:style-name="T28">ввода</text:span><text:span text:style-name="T29">:</text:span></text:p>
      <text:p text:style-name="HTML_20_Preformatted"><text:span text:style-name="T29"><text:tab/>void read_lisp (lisp&amp; y);<text:tab/><text:tab/><text:tab/>// </text:span><text:span text:style-name="T28">основная</text:span></text:p>
      <text:p text:style-name="HTML_20_Preformatted"><text:span text:style-name="T29"><text:tab/>void read_s_expr (base prev, lisp&amp; y);</text:span></text:p>
      <text:p text:style-name="HTML_20_Preformatted"><text:span text:style-name="T29"><text:tab/>void read_seq ( lisp&amp; y);</text:span></text:p>
      <text:p text:style-name="HTML_20_Preformatted"><text:span text:style-name="T29"><text:tab/></text:span></text:p>
      <text:p text:style-name="HTML_20_Preformatted"><text:span text:style-name="T29"><text:tab/>// </text:span><text:span text:style-name="T28">функции</text:span><text:span text:style-name="T29"> </text:span><text:span text:style-name="T28">вывода</text:span><text:span text:style-name="T29">:</text:span></text:p>
      <text:p text:style-name="HTML_20_Preformatted"><text:span text:style-name="T29"><text:tab/>void write_lisp (const lisp x);<text:tab/><text:tab/>// </text:span><text:span text:style-name="T28">основная</text:span></text:p>
      <text:p text:style-name="HTML_20_Preformatted"><text:span text:style-name="T29"><text:tab/>void write_seq (const lisp x); <text:s/></text:span></text:p>
      <text:p text:style-name="HTML_20_Preformatted"><text:span text:style-name="T29"><text:tab/></text:span></text:p>
      <text:p text:style-name="HTML_20_Preformatted"><text:span text:style-name="T29"><text:tab/>lisp copy_lisp (const lisp x);</text:span></text:p>
      <text:p text:style-name="P6"/>
      <text:p text:style-name="HTML_20_Preformatted"><text:span text:style-name="T29">}</text:span></text:p>
      <text:p text:style-name="P16"/>
      <text:p text:style-name="P7"><text:span text:style-name="T8">l_intrfc.cpp</text:span></text:p>
      <text:p text:style-name="HTML_20_Preformatted"><text:span text:style-name="T29">#include "l_intrfc.h"</text:span></text:p>
      <text:p text:style-name="HTML_20_Preformatted"><text:soft-page-break/><text:span text:style-name="T29">#include &lt;iostream&gt;</text:span></text:p>
      <text:p text:style-name="HTML_20_Preformatted"><text:span text:style-name="T29">#include &lt;fstream&gt;</text:span></text:p>
      <text:p text:style-name="HTML_20_Preformatted"><text:span text:style-name="T29">#include &lt;cstdlib&gt;</text:span></text:p>
      <text:p text:style-name="P6"/>
      <text:p text:style-name="HTML_20_Preformatted"><text:span text:style-name="T29">//std::ifstream fin("input.txt");</text:span></text:p>
      <text:p text:style-name="P6"/>
      <text:p text:style-name="HTML_20_Preformatted"><text:span text:style-name="T29">using namespace std;</text:span></text:p>
      <text:p text:style-name="HTML_20_Preformatted"><text:span text:style-name="T29">namespace h_list</text:span></text:p>
      <text:p text:style-name="HTML_20_Preformatted"><text:span text:style-name="T29">{</text:span></text:p>
      <text:p text:style-name="P6"/>
      <text:p text:style-name="HTML_20_Preformatted"><text:span text:style-name="T29">//....................................</text:span></text:p>
      <text:p text:style-name="HTML_20_Preformatted"><text:span text:style-name="T29"><text:tab/>lisp head (const lisp s)</text:span></text:p>
      <text:p text:style-name="HTML_20_Preformatted"><text:span text:style-name="T29"><text:tab/>{// PreCondition: not null (s)</text:span></text:p>
      <text:p text:style-name="HTML_20_Preformatted"><text:span text:style-name="T29"><text:tab/><text:tab/>if (s != NULL) if (!isAtom(s))<text:tab/>return s-&gt;node.pair.hd;</text:span></text:p>
      <text:p text:style-name="HTML_20_Preformatted"><text:span text:style-name="T29"><text:tab/><text:tab/><text:tab/>else { cerr &lt;&lt; "Error: Head(atom) \n"; exit(1); }</text:span></text:p>
      <text:p text:style-name="HTML_20_Preformatted"><text:span text:style-name="T29"><text:tab/><text:tab/>else { cerr &lt;&lt; "Error: Head(nil) \n";</text:span></text:p>
      <text:p text:style-name="HTML_20_Preformatted"><text:span text:style-name="T29"><text:tab/><text:tab/><text:tab/>exit(1);</text:span></text:p>
      <text:p text:style-name="HTML_20_Preformatted"><text:span text:style-name="T29"><text:tab/><text:tab/>}</text:span></text:p>
      <text:p text:style-name="HTML_20_Preformatted"><text:span text:style-name="T29"><text:tab/>}</text:span></text:p>
      <text:p text:style-name="HTML_20_Preformatted"><text:span text:style-name="T29">//.......................................</text:span></text:p>
      <text:p text:style-name="HTML_20_Preformatted"><text:span text:style-name="T29"><text:tab/>bool isAtom (const lisp s)</text:span></text:p>
      <text:p text:style-name="HTML_20_Preformatted"><text:span text:style-name="T29"><text:tab/>{<text:tab/>if(s == NULL) return false;</text:span></text:p>
      <text:p text:style-name="HTML_20_Preformatted"><text:span text:style-name="T29"><text:tab/>else return (s -&gt; tag);</text:span></text:p>
      <text:p text:style-name="HTML_20_Preformatted"><text:span text:style-name="T29"><text:tab/>}</text:span></text:p>
      <text:p text:style-name="HTML_20_Preformatted"><text:span text:style-name="T29">//.......................................</text:span></text:p>
      <text:p text:style-name="HTML_20_Preformatted"><text:span text:style-name="T29"><text:tab/>bool isNull (const lisp s)</text:span></text:p>
      <text:p text:style-name="HTML_20_Preformatted"><text:span text:style-name="T29"><text:tab/>{ return s==NULL;</text:span></text:p>
      <text:p text:style-name="HTML_20_Preformatted"><text:span text:style-name="T29"><text:tab/>}</text:span></text:p>
      <text:p text:style-name="HTML_20_Preformatted"><text:span text:style-name="T29">//.......................................</text:span></text:p>
      <text:p text:style-name="HTML_20_Preformatted"><text:span text:style-name="T29"><text:tab/>lisp tail (const lisp s)</text:span></text:p>
      <text:p text:style-name="HTML_20_Preformatted"><text:span text:style-name="T29">{// PreCondition: not null (s)</text:span></text:p>
      <text:p text:style-name="HTML_20_Preformatted"><text:span text:style-name="T29"><text:tab/><text:tab/>if (s != NULL) if (!isAtom(s))<text:tab/>return s-&gt;node.pair.tl;</text:span></text:p>
      <text:p text:style-name="HTML_20_Preformatted"><text:span text:style-name="T29"><text:tab/><text:tab/><text:tab/>else { cerr &lt;&lt; "Error: Tail(atom) \n"; exit(1); }</text:span></text:p>
      <text:p text:style-name="HTML_20_Preformatted"><text:span text:style-name="T29"><text:tab/><text:tab/>else { cerr &lt;&lt; "Error: Tail(nil) \n";</text:span></text:p>
      <text:p text:style-name="HTML_20_Preformatted"><text:span text:style-name="T29"><text:tab/><text:tab/><text:tab/>exit(1);</text:span></text:p>
      <text:p text:style-name="HTML_20_Preformatted"><text:span text:style-name="T29"><text:tab/><text:tab/>}</text:span></text:p>
      <text:p text:style-name="HTML_20_Preformatted"><text:span text:style-name="T29"><text:tab/>}</text:span></text:p>
      <text:p text:style-name="HTML_20_Preformatted"><text:span text:style-name="T29">//.......................................</text:span></text:p>
      <text:p text:style-name="HTML_20_Preformatted"><text:span text:style-name="T29"><text:tab/>lisp cons (const lisp h, const lisp t)</text:span></text:p>
      <text:p text:style-name="HTML_20_Preformatted"><text:span text:style-name="T29"><text:tab/>// PreCondition: not isAtom (t)</text:span></text:p>
      <text:p text:style-name="HTML_20_Preformatted"><text:span text:style-name="T29"><text:tab/>{lisp p;</text:span></text:p>
      <text:p text:style-name="HTML_20_Preformatted"><text:span text:style-name="T29"><text:tab/>if (isAtom(t)) { cerr &lt;&lt; "Error: Cons(*, atom)\n"; exit(1);}</text:span></text:p>
      <text:p text:style-name="HTML_20_Preformatted"><text:span text:style-name="T29"><text:tab/>else {<text:tab/></text:span></text:p>
      <text:p text:style-name="HTML_20_Preformatted"><text:span text:style-name="T29"><text:tab/><text:tab/>p = new s_expr;</text:span></text:p>
      <text:p text:style-name="HTML_20_Preformatted"><text:span text:style-name="T29"><text:tab/><text:tab/>if ( p == NULL)<text:tab/>{cerr &lt;&lt; "Memory not enough\n"; exit(1); } <text:tab/></text:span></text:p>
      <text:p text:style-name="HTML_20_Preformatted"><text:span text:style-name="T29"><text:tab/><text:tab/>else {</text:span></text:p>
      <text:p text:style-name="HTML_20_Preformatted"><text:span text:style-name="T29"><text:tab/><text:tab/><text:tab/>p-&gt;tag = false;</text:span></text:p>
      <text:p text:style-name="HTML_20_Preformatted"><text:span text:style-name="T29"><text:tab/><text:tab/><text:tab/>p-&gt;node.pair.hd = h;</text:span></text:p>
      <text:p text:style-name="HTML_20_Preformatted"><text:span text:style-name="T29"><text:tab/><text:tab/><text:tab/>p-&gt;node.pair.tl = t;</text:span></text:p>
      <text:p text:style-name="HTML_20_Preformatted"><text:span text:style-name="T29"><text:tab/><text:tab/><text:tab/>return p;<text:tab/></text:span></text:p>
      <text:p text:style-name="HTML_20_Preformatted"><text:span text:style-name="T29"><text:tab/><text:tab/>}</text:span></text:p>
      <text:p text:style-name="HTML_20_Preformatted"><text:span text:style-name="T29"><text:tab/>}</text:span></text:p>
      <text:p text:style-name="HTML_20_Preformatted"><text:soft-page-break/><text:span text:style-name="T29"><text:tab/>}</text:span></text:p>
      <text:p text:style-name="HTML_20_Preformatted"><text:span text:style-name="T29">//...........................</text:span></text:p>
      <text:p text:style-name="HTML_20_Preformatted"><text:span text:style-name="T29"><text:tab/>lisp make_atom (const base x)</text:span></text:p>
      <text:p text:style-name="HTML_20_Preformatted"><text:span text:style-name="T29"><text:tab/>{<text:tab/>lisp s;</text:span></text:p>
      <text:p text:style-name="HTML_20_Preformatted"><text:span text:style-name="T29"><text:tab/><text:tab/>s = new s_expr;</text:span></text:p>
      <text:p text:style-name="HTML_20_Preformatted"><text:span text:style-name="T29"><text:tab/><text:tab/>s -&gt; tag = true;</text:span></text:p>
      <text:p text:style-name="HTML_20_Preformatted"><text:span text:style-name="T29"><text:tab/><text:tab/>s-&gt;node.atom = x;</text:span></text:p>
      <text:p text:style-name="HTML_20_Preformatted"><text:span text:style-name="T29"><text:tab/><text:tab/>return s;</text:span></text:p>
      <text:p text:style-name="HTML_20_Preformatted"><text:span text:style-name="T29"><text:tab/>}</text:span></text:p>
      <text:p text:style-name="P6"/>
      <text:p text:style-name="HTML_20_Preformatted"><text:span text:style-name="T29">//...........................</text:span></text:p>
      <text:p text:style-name="HTML_20_Preformatted"><text:span text:style-name="T29"><text:tab/>void destroy (lisp s)</text:span></text:p>
      <text:p text:style-name="HTML_20_Preformatted"><text:span text:style-name="T29"><text:tab/>{</text:span></text:p>
      <text:p text:style-name="HTML_20_Preformatted"><text:span text:style-name="T29"><text:tab/>if ( s != NULL) {</text:span></text:p>
      <text:p text:style-name="HTML_20_Preformatted"><text:span text:style-name="T29"><text:tab/><text:tab/>if (!isAtom(s)) {</text:span></text:p>
      <text:p text:style-name="HTML_20_Preformatted"><text:span text:style-name="T29"><text:tab/><text:tab/><text:tab/>destroy ( head (s));</text:span></text:p>
      <text:p text:style-name="HTML_20_Preformatted"><text:span text:style-name="T29"><text:tab/><text:tab/><text:tab/>destroy ( tail(s));</text:span></text:p>
      <text:p text:style-name="HTML_20_Preformatted"><text:span text:style-name="T29"><text:tab/><text:tab/>}</text:span></text:p>
      <text:p text:style-name="HTML_20_Preformatted"><text:span text:style-name="T29"><text:tab/><text:tab/>delete s;</text:span></text:p>
      <text:p text:style-name="HTML_20_Preformatted"><text:span text:style-name="T29"><text:tab/><text:tab/>// s = NULL;</text:span></text:p>
      <text:p text:style-name="HTML_20_Preformatted"><text:span text:style-name="T29"><text:tab/>};</text:span></text:p>
      <text:p text:style-name="HTML_20_Preformatted"><text:span text:style-name="T29"><text:tab/>}</text:span></text:p>
      <text:p text:style-name="HTML_20_Preformatted"><text:span text:style-name="T29">//...........................</text:span></text:p>
      <text:p text:style-name="HTML_20_Preformatted"><text:span text:style-name="T29"><text:tab/>base getAtom (const lisp s)</text:span></text:p>
      <text:p text:style-name="HTML_20_Preformatted"><text:span text:style-name="T29"><text:tab/>{</text:span></text:p>
      <text:p text:style-name="HTML_20_Preformatted"><text:span text:style-name="T29"><text:tab/><text:tab/>if (!isAtom(s)) { cerr &lt;&lt; "Error: getAtom(s) for !isAtom(s) \n"; exit(1);}</text:span></text:p>
      <text:p text:style-name="HTML_20_Preformatted"><text:span text:style-name="T29"><text:tab/><text:tab/>else return (s-&gt;node.atom);</text:span></text:p>
      <text:p text:style-name="HTML_20_Preformatted"><text:span text:style-name="T29"><text:tab/>}</text:span></text:p>
      <text:p text:style-name="P6"/>
      <text:p text:style-name="HTML_20_Preformatted"><text:span text:style-name="T29"><text:tab/></text:span></text:p>
      <text:p text:style-name="HTML_20_Preformatted"><text:span text:style-name="T29">//...........................</text:span></text:p>
      <text:p text:style-name="HTML_20_Preformatted"><text:span text:style-name="T29">// </text:span><text:span text:style-name="T28">ввод</text:span><text:span text:style-name="T29"> </text:span><text:span text:style-name="T28">списка</text:span><text:span text:style-name="T29"> </text:span><text:span text:style-name="T28">с</text:span><text:span text:style-name="T29"> </text:span><text:span text:style-name="T28">консоли</text:span></text:p>
      <text:p text:style-name="HTML_20_Preformatted"><text:span text:style-name="T29"><text:tab/>void read_lisp (lisp&amp; y)</text:span></text:p>
      <text:p text:style-name="HTML_20_Preformatted"><text:span text:style-name="T29"><text:tab/>{<text:tab/>base x;</text:span></text:p>
      <text:p text:style-name="HTML_20_Preformatted"><text:span text:style-name="T29"><text:tab/><text:tab/>do cin &gt;&gt; x; while (x==' ');</text:span></text:p>
      <text:p text:style-name="HTML_20_Preformatted"><text:span text:style-name="T29"><text:tab/><text:tab/>read_s_expr ( x, y);</text:span></text:p>
      <text:p text:style-name="HTML_20_Preformatted"><text:span text:style-name="T29"><text:tab/>} //end read_lisp</text:span></text:p>
      <text:p text:style-name="HTML_20_Preformatted"><text:span text:style-name="T29">//...........................</text:span></text:p>
      <text:p text:style-name="HTML_20_Preformatted"><text:span text:style-name="T29"><text:tab/>void read_s_expr (base prev, lisp&amp; y)</text:span></text:p>
      <text:p text:style-name="HTML_20_Preformatted"><text:span text:style-name="T29"><text:tab/></text:span><text:span text:style-name="T28">{ //prev <text:s text:c="2"/></text:span><text:span text:style-name="T30">－</text:span><text:span text:style-name="T28"> ранее прочитанный символ}</text:span></text:p>
      <text:p text:style-name="HTML_20_Preformatted"><text:span text:style-name="T28"><text:tab/><text:tab/></text:span><text:span text:style-name="T29">if ( prev == ')' ) {cerr &lt;&lt; " ! List.Error 1 " &lt;&lt; endl; exit(1); }</text:span></text:p>
      <text:p text:style-name="HTML_20_Preformatted"><text:span text:style-name="T29"><text:tab/><text:tab/>else if ( prev != '(' ) y = make_atom (prev);</text:span></text:p>
      <text:p text:style-name="HTML_20_Preformatted"><text:span text:style-name="T29"><text:tab/><text:tab/><text:tab/> else read_seq (y);</text:span></text:p>
      <text:p text:style-name="HTML_20_Preformatted"><text:span text:style-name="T29"><text:tab/>} //end read_s_expr</text:span></text:p>
      <text:p text:style-name="HTML_20_Preformatted"><text:span text:style-name="T29">//...........................</text:span></text:p>
      <text:p text:style-name="HTML_20_Preformatted"><text:span text:style-name="T29"><text:tab/>void read_seq ( lisp&amp; y)</text:span></text:p>
      <text:p text:style-name="HTML_20_Preformatted"><text:span text:style-name="T29"><text:tab/>{<text:tab/>base x;</text:span></text:p>
      <text:p text:style-name="HTML_20_Preformatted"><text:span text:style-name="T29"><text:tab/><text:tab/>lisp p1, p2;</text:span></text:p>
      <text:p text:style-name="P6"/>
      <text:p text:style-name="HTML_20_Preformatted"><text:span text:style-name="T29"><text:tab/><text:tab/>if (!(cin &gt;&gt; x)) {cerr &lt;&lt; " ! List.Error 2 " &lt;&lt; endl; exit(1);}</text:span></text:p>
      <text:p text:style-name="HTML_20_Preformatted"><text:span text:style-name="T29"><text:tab/><text:tab/>else {</text:span></text:p>
      <text:p text:style-name="HTML_20_Preformatted"><text:soft-page-break/><text:span text:style-name="T29"><text:tab/><text:tab/><text:tab/>while <text:s/>( x==' ' ) cin &gt;&gt; x;</text:span></text:p>
      <text:p text:style-name="HTML_20_Preformatted"><text:span text:style-name="T29"><text:tab/><text:tab/><text:tab/>if ( x == ')' ) y = NULL;</text:span></text:p>
      <text:p text:style-name="HTML_20_Preformatted"><text:span text:style-name="T29"><text:tab/><text:tab/><text:tab/>else {</text:span></text:p>
      <text:p text:style-name="HTML_20_Preformatted"><text:span text:style-name="T29"><text:tab/><text:tab/><text:tab/><text:tab/>read_s_expr ( x, p1);</text:span></text:p>
      <text:p text:style-name="HTML_20_Preformatted"><text:span text:style-name="T29"><text:tab/><text:tab/><text:tab/><text:tab/>read_seq ( p2);</text:span></text:p>
      <text:p text:style-name="HTML_20_Preformatted"><text:span text:style-name="T29"><text:tab/><text:tab/><text:tab/><text:tab/>y = cons (p1, p2);</text:span></text:p>
      <text:p text:style-name="HTML_20_Preformatted"><text:span text:style-name="T29"><text:tab/><text:tab/><text:tab/></text:span><text:span text:style-name="T28">}</text:span></text:p>
      <text:p text:style-name="HTML_20_Preformatted"><text:span text:style-name="T28"><text:tab/><text:tab/>}</text:span></text:p>
      <text:p text:style-name="HTML_20_Preformatted"><text:span text:style-name="T28"><text:tab/>} //end read_seq</text:span></text:p>
      <text:p text:style-name="HTML_20_Preformatted"><text:span text:style-name="T28">//...........................</text:span></text:p>
      <text:p text:style-name="HTML_20_Preformatted"><text:span text:style-name="T28">// Процедура вывода списка с обрамляющими его скобками <text:s/></text:span><text:span text:style-name="T30">－</text:span><text:span text:style-name="T28"> write_lisp,</text:span></text:p>
      <text:p text:style-name="HTML_20_Preformatted"><text:span text:style-name="T28">// <text:s/>а без обрамляющих скобок <text:s text:c="2"/></text:span><text:span text:style-name="T30">－</text:span><text:span text:style-name="T28"> write_seq</text:span></text:p>
      <text:p text:style-name="HTML_20_Preformatted"><text:span text:style-name="T28"><text:tab/></text:span><text:span text:style-name="T29">void write_lisp (const lisp x)</text:span></text:p>
      <text:p text:style-name="HTML_20_Preformatted"><text:span text:style-name="T29"><text:tab/></text:span><text:span text:style-name="T28">{//пустой список выводится как ()</text:span></text:p>
      <text:p text:style-name="HTML_20_Preformatted"><text:span text:style-name="T28"><text:tab/>if (isNull(x)) cout &lt;&lt; " ()";</text:span></text:p>
      <text:p text:style-name="HTML_20_Preformatted"><text:span text:style-name="T28"><text:tab/></text:span><text:span text:style-name="T29">else if (isAtom(x)) cout &lt;&lt; ' ' &lt;&lt; x-&gt;node.atom;</text:span></text:p>
      <text:p text:style-name="HTML_20_Preformatted"><text:span text:style-name="T29"><text:tab/><text:tab/>else <text:s/>{ //</text:span><text:span text:style-name="T28">непустой</text:span><text:span text:style-name="T29"> </text:span><text:span text:style-name="T28">список</text:span><text:span text:style-name="T29">}</text:span></text:p>
      <text:p text:style-name="HTML_20_Preformatted"><text:span text:style-name="T29"><text:tab/><text:tab/><text:tab/>cout &lt;&lt; " (" ;</text:span></text:p>
      <text:p text:style-name="HTML_20_Preformatted"><text:span text:style-name="T29"><text:tab/><text:tab/><text:tab/>write_seq(x);</text:span></text:p>
      <text:p text:style-name="HTML_20_Preformatted"><text:span text:style-name="T29"><text:tab/><text:tab/><text:tab/>cout &lt;&lt; " )";</text:span></text:p>
      <text:p text:style-name="HTML_20_Preformatted"><text:span text:style-name="T29"><text:tab/><text:tab/>}</text:span></text:p>
      <text:p text:style-name="HTML_20_Preformatted"><text:span text:style-name="T29"><text:tab/>} // end write_lisp</text:span></text:p>
      <text:p text:style-name="HTML_20_Preformatted"><text:span text:style-name="T29">//...........................</text:span></text:p>
      <text:p text:style-name="HTML_20_Preformatted"><text:span text:style-name="T29">void write_seq (const lisp x) <text:s/></text:span></text:p>
      <text:p text:style-name="HTML_20_Preformatted"><text:span text:style-name="T28">{//выводит последовательность элементов списка без обрамляющих его скобок</text:span></text:p>
      <text:p text:style-name="HTML_20_Preformatted"><text:span text:style-name="T28"><text:tab/></text:span><text:span text:style-name="T29">if (!isNull(x)) {</text:span></text:p>
      <text:p text:style-name="HTML_20_Preformatted"><text:span text:style-name="T29"><text:tab/><text:tab/>write_lisp(head (x));</text:span></text:p>
      <text:p text:style-name="HTML_20_Preformatted"><text:span text:style-name="T29"><text:tab/><text:tab/>write_seq(tail (x));</text:span></text:p>
      <text:p text:style-name="HTML_20_Preformatted"><text:span text:style-name="T29"><text:tab/>}</text:span></text:p>
      <text:p text:style-name="HTML_20_Preformatted"><text:span text:style-name="T29">}</text:span></text:p>
      <text:p text:style-name="HTML_20_Preformatted"><text:span text:style-name="T29">//...........................</text:span></text:p>
      <text:p text:style-name="HTML_20_Preformatted"><text:span text:style-name="T29">lisp copy_lisp (const lisp x)</text:span></text:p>
      <text:p text:style-name="HTML_20_Preformatted"><text:span text:style-name="T29">{<text:tab/>if <text:s/>(isNull(x)) return NULL;</text:span></text:p>
      <text:p text:style-name="HTML_20_Preformatted"><text:span text:style-name="T29"><text:tab/>else if (isAtom(x)) return make_atom (x-&gt;node.atom);</text:span></text:p>
      <text:p text:style-name="HTML_20_Preformatted"><text:span text:style-name="T29"><text:tab/>else return cons (copy_lisp (head (x)), copy_lisp (tail(x)));</text:span></text:p>
      <text:p text:style-name="HTML_20_Preformatted"><text:span text:style-name="T29">} //end copy-lisp</text:span></text:p>
      <text:p text:style-name="P6"/>
      <text:p text:style-name="HTML_20_Preformatted"><text:span text:style-name="T29">}</text:span></text:p>
      <text:p text:style-name="P17"/>
      <text:p text:style-name="P17"/>
      <text:p text:style-name="P7"><text:span text:style-name="T7">main.cpp</text:span></text:p>
      <text:p text:style-name="P9"><text:span text:style-name="T26">#include &lt;iostream&gt;</text:span></text:p>
      <text:p text:style-name="P9"><text:span text:style-name="T26">#include &lt;fstream&gt;</text:span></text:p>
      <text:p text:style-name="P9"><text:span text:style-name="T26">#include "l_intrfc.h"</text:span></text:p>
      <text:p text:style-name="P19"/>
      <text:p text:style-name="P19"/>
      <text:p text:style-name="P9"><text:span text:style-name="T26">using namespace h_list;</text:span></text:p>
      <text:p text:style-name="P9"><text:span text:style-name="T26">using namespace std;</text:span></text:p>
      <text:p text:style-name="P19"/>
      <text:p text:style-name="P9"><text:span text:style-name="T26">bool found(const base &amp;x, const lisp l);</text:span></text:p>
      <text:p text:style-name="P19"/>
      <text:p text:style-name="P19"><text:soft-page-break/></text:p>
      <text:p text:style-name="P9"><text:span text:style-name="T26">int main()</text:span></text:p>
      <text:p text:style-name="P9"><text:span text:style-name="T26">{</text:span></text:p>
      <text:p text:style-name="P9"><text:span text:style-name="T26"><text:tab/>lisp l;</text:span></text:p>
      <text:p text:style-name="P9"><text:span text:style-name="T26"><text:tab/>base x;</text:span></text:p>
      <text:p text:style-name="P9"><text:span text:style-name="T26"><text:s text:c="4"/>cout &lt;&lt; "Ener an element you want to search" &lt;&lt; endl;</text:span></text:p>
      <text:p text:style-name="P9"><text:span text:style-name="T26"><text:tab/>cin &gt;&gt; x;</text:span></text:p>
      <text:p text:style-name="P9"><text:span text:style-name="T26"><text:s text:c="4"/>cout &lt;&lt; "Enter a list" &lt;&lt; endl;</text:span></text:p>
      <text:p text:style-name="P9"><text:span text:style-name="T26"><text:tab/>read_lisp (l);</text:span></text:p>
      <text:p text:style-name="P9"><text:span text:style-name="T26"><text:tab/>cout &lt;&lt; "Input list:" &lt;&lt; endl;</text:span></text:p>
      <text:p text:style-name="P9"><text:span text:style-name="T26"><text:tab/>write_lisp(l);</text:span></text:p>
      <text:p text:style-name="P9"><text:span text:style-name="T26"><text:tab/>cout &lt;&lt; endl;</text:span></text:p>
      <text:p text:style-name="P9"><text:span text:style-name="T26"><text:tab/>if (found(x, l) )</text:span></text:p>
      <text:p text:style-name="P9"><text:span text:style-name="T26"><text:tab/><text:tab/>cout &lt;&lt; x <text:s/>&lt;&lt;" is existing\n";</text:span></text:p>
      <text:p text:style-name="P9"><text:span text:style-name="T26"><text:tab/>else</text:span></text:p>
      <text:p text:style-name="P9"><text:span text:style-name="T26"><text:tab/><text:tab/>cout &lt;&lt; x &lt;&lt; " is not existing \n";</text:span></text:p>
      <text:p text:style-name="P9"><text:span text:style-name="T26"><text:s text:c="4"/>destroy(l);</text:span></text:p>
      <text:p text:style-name="P9"><text:span text:style-name="T26">}</text:span></text:p>
      <text:p text:style-name="P19"/>
      <text:p text:style-name="P19"/>
      <text:p text:style-name="P19"/>
      <text:p text:style-name="P9"><text:span text:style-name="T26">bool found(const base &amp;x, const lisp l)</text:span></text:p>
      <text:p text:style-name="P9"><text:span text:style-name="T26">{</text:span></text:p>
      <text:p text:style-name="P9"><text:span text:style-name="T26"><text:s text:c="4"/>if (isNull(l)) return false;</text:span></text:p>
      <text:p text:style-name="P9"><text:span text:style-name="T26"><text:tab/>if( isAtom(l) )</text:span></text:p>
      <text:p text:style-name="P9"><text:span text:style-name="T26"><text:tab/><text:tab/>if (l-&gt;node.atom == x) return true;</text:span></text:p>
      <text:p text:style-name="P9"><text:span text:style-name="T26"><text:tab/><text:tab/>else return false;</text:span></text:p>
      <text:p text:style-name="P19"/>
      <text:p text:style-name="P9"><text:span text:style-name="T26"><text:tab/>if( found(x, l-&gt;node.pair.hd) ) return true;</text:span></text:p>
      <text:p text:style-name="P19"/>
      <text:p text:style-name="P9"><text:span text:style-name="T26"><text:tab/>if( found(x, l-&gt;node.pair.tl) ) return true;</text:span></text:p>
      <text:p text:style-name="P19"/>
      <text:p text:style-name="P19"/>
      <text:p text:style-name="P9"><text:span text:style-name="T26"><text:tab/></text:span><text:span text:style-name="T27">return false;</text:span></text:p>
      <text:p text:style-name="P9"><text:span text:style-name="T27">}</text:span></text:p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HTML_20_Preformatted" style:display-name="HTML Preformatted" style:family="paragraph" style:parent-style-name="Standard_20__28_user_29_" style:default-outline-level="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a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fo:color="#00000a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VA4I4</meta:initial-creator>
    <meta:editing-cycles>3</meta:editing-cycles>
    <meta:creation-date>2018-10-25T13:21:00</meta:creation-date>
    <dc:date>2018-10-25T22:54:07.873877393</dc:date>
    <meta:editing-duration>PT24M48S</meta:editing-duration>
    <meta:generator>LibreOffice/5.4.5.1$Linux_X86_64 LibreOffice_project/40m0$Build-1</meta:generator>
    <meta:document-statistic meta:table-count="2" meta:image-count="0" meta:object-count="0" meta:page-count="11" meta:paragraph-count="329" meta:word-count="1557" meta:character-count="9842" meta:non-whitespace-character-count="81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